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</text:p>
      <text:p text:style-name="Standard"><text:s text:c="2"/>"short_name": "Moon is a Girl",</text:p>
      <text:p text:style-name="Standard"><text:s text:c="2"/>"name": "Moon is a Girl - Suivez vos cycles avec la lune",</text:p>
      <text:p text:style-name="Standard"><text:s text:c="2"/>"icons": [</text:p>
      <text:p text:style-name="Standard"><text:s text:c="4"/>{</text:p>
      <text:p text:style-name="Standard"><text:s text:c="6"/>"src": "favicon.ico",</text:p>
      <text:p text:style-name="Standard"><text:s text:c="6"/>"sizes": "64x64 32x32 24x24 16x16",</text:p>
      <text:p text:style-name="Standard"><text:s text:c="6"/>"type": "image/x-icon"</text:p>
      <text:p text:style-name="Standard"><text:s text:c="4"/>},</text:p>
      <text:p text:style-name="Standard"><text:s text:c="4"/>{</text:p>
      <text:p text:style-name="Standard"><text:s text:c="6"/>"src": "logo192.png",</text:p>
      <text:p text:style-name="Standard"><text:s text:c="6"/>"type": "image/png",</text:p>
      <text:p text:style-name="Standard"><text:s text:c="6"/>"sizes": "192x192"</text:p>
      <text:p text:style-name="Standard"><text:s text:c="4"/>},</text:p>
      <text:p text:style-name="Standard"><text:s text:c="4"/>{</text:p>
      <text:p text:style-name="Standard"><text:s text:c="6"/>"src": "logo512.png",</text:p>
      <text:p text:style-name="Standard"><text:s text:c="6"/>"type": "image/png",</text:p>
      <text:p text:style-name="Standard"><text:s text:c="6"/>"sizes": "512x512"</text:p>
      <text:p text:style-name="Standard"><text:s text:c="4"/>}</text:p>
      <text:p text:style-name="Standard"><text:s text:c="2"/>],</text:p>
      <text:p text:style-name="Standard"><text:s text:c="2"/>"start_url": ".",</text:p>
      <text:p text:style-name="Standard"><text:s text:c="2"/>"display": "standalone",</text:p>
      <text:p text:style-name="Standard"><text:s text:c="2"/>"theme_color": "#000000",</text:p>
      <text:p text:style-name="Standard"><text:s text:c="2"/>"background_color": "#ffffff"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4S</meta:editing-duration>
    <meta:editing-cycles>3</meta:editing-cycles>
    <meta:generator>OpenOffice/4.1.14$Win32 OpenOffice.org_project/4114m1$Build-9811</meta:generator>
    <dc:date>2024-09-07T15:52:39.19</dc:date>
    <meta:document-statistic meta:table-count="0" meta:image-count="0" meta:object-count="0" meta:page-count="1" meta:paragraph-count="25" meta:word-count="57" meta:character-count="496"/>
    <dc:creator>ronan salaun</dc:creator>
    <meta:user-defined meta:name="Info 1"/>
    <meta:user-defined meta:name="Info 2"/>
    <meta:user-defined meta:name="Info 3"/>
    <meta:user-defined meta:name="Info 4"/>
  </office:meta>
</office:document-meta>
</file>